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3.81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33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2.54cm" svg:x="2.47cm" svg:y="2.032cm">
          <text:p text:style-name="P1"><text:span text:style-name="T1">HOST</text:span></text:p>
          <text:p text:style-name="P1"><text:span text:style-name="T2">4-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26.77cm" svg:y="0.332cm">
          <text:p text:style-name="P1"><text:span text:style-name="T1">LUN 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26.77cm" svg:y="3.432cm">
          <text:p text:style-name="P1"><text:span text:style-name="T1">LUN 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18cm" svg:height="2.54cm" svg:x="17.87cm" svg:y="2.032cm">
          <text:p text:style-name="P1"><text:span text:style-name="T1">TARGET 0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.788cm" svg:y1="3.302cm" svg:x2="10.17cm" svg:y2="3.302cm">
          <text:p/>
        </draw:line>
        <draw:line draw:style-name="gr2" draw:text-style-name="P4" draw:layer="layout" svg:x1="22.188cm" svg:y1="3.302cm" svg:x2="26.77cm" svg:y2="1.524cm">
          <text:p/>
        </draw:line>
        <draw:line draw:style-name="gr2" draw:text-style-name="P4" draw:layer="layout" svg:x1="22.188cm" svg:y1="3.302cm" svg:x2="26.77cm" svg:y2="4.826cm">
          <text:p/>
        </draw:line>
        <draw:custom-shape draw:style-name="gr1" draw:text-style-name="P3" draw:layer="layout" svg:width="4.318cm" svg:height="2.54cm" svg:x="10.17cm" svg:y="2.032cm">
          <text:p text:style-name="P1"><text:span text:style-name="T1">CHANNEL 0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4.488cm" svg:y1="3.302cm" svg:x2="17.87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99999809265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18cm" fo:text-indent="0cm"/>
      <style:text-properties fo:font-size="8.3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7cm" fo:text-indent="0cm"/>
      <style:text-properties fo:font-size="7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7cm" fo:text-indent="0cm"/>
      <style:text-properties fo:font-size="6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8cm" fo:text-indent="0cm"/>
      <style:text-properties fo:font-size="6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606cm" svg:x="1cm" svg:y="5.469cm"/>
      <draw:page-thumbnail draw:layer="backgroundobjects" svg:width="8.999cm" svg:height="1.606cm" svg:x="1cm" svg:y="14.045cm"/>
      <draw:page-thumbnail draw:layer="backgroundobjects" svg:width="8.999cm" svg:height="1.606cm" svg:x="1cm" svg:y="22.621cm"/>
      <draw:page-thumbnail draw:layer="backgroundobjects" svg:width="8.999cm" svg:height="1.606cm" svg:x="11cm" svg:y="5.469cm"/>
      <draw:page-thumbnail draw:layer="backgroundobjects" svg:width="8.999cm" svg:height="1.606cm" svg:x="11cm" svg:y="14.045cm"/>
      <draw:page-thumbnail draw:layer="backgroundobjects" svg:width="8.999cm" svg:height="1.606cm" svg:x="11cm" svg:y="22.621cm"/>
    </style:handout-master>
    <style:master-page style:name="Default" style:page-layout-name="PM1" draw:style-name="Mdp1">
      <draw:frame presentation:style-name="Default-title" draw:layer="backgroundobjects" svg:width="32.003cm" svg:height="1.061cm" svg:x="1.778cm" svg:y="0.252cm" presentation:class="title" presentation:placeholder="true">
        <draw:text-box/>
      </draw:frame>
      <draw:frame presentation:style-name="Default-outline1" draw:layer="backgroundobjects" svg:width="32.003cm" svg:height="3.683cm" svg:x="1.778cm" svg:y="1.485cm" presentation:class="outline" presentation:placeholder="true">
        <draw:text-box/>
      </draw:frame>
      <draw:frame presentation:style-name="Mpr1" draw:text-style-name="MP2" draw:layer="backgroundobjects" svg:width="8.285cm" svg:height="0.438cm" svg:x="1.778cm" svg:y="5.78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438cm" svg:x="12.16cm" svg:y="5.78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438cm" svg:x="25.495cm" svg:y="5.7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6-29T00:52:34.374611616</dc:date>
    <meta:editing-duration>PT3H38M57S</meta:editing-duration>
    <meta:editing-cycles>166</meta:editing-cycles>
    <meta:generator>LibreOffice/5.1.4.2$Linux_X86_64 LibreOffice_project/10m0$Build-2</meta:generator>
    <meta:document-statistic meta:object-count="32"/>
  </office:meta>
</office:document-meta>
</file>